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A0000000ADDA84F49.gif"/>
  <manifest:file-entry manifest:media-type="" manifest:full-path="Pictures/2000000700002C08000005E53E125B9E.svm"/>
  <manifest:file-entry manifest:media-type="" manifest:full-path="Pictures/2000000700003DEA000009EDAFF72A48.svm"/>
  <manifest:file-entry manifest:media-type="" manifest:full-path="Pictures/20000007000021CD00000FB77FB56065.svm"/>
  <manifest:file-entry manifest:media-type="" manifest:full-path="Pictures/2000000700002B000000082BCB65F05B.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3pt" style:font-size-asian="13pt" style:font-size-complex="13pt"/>
    </style:style>
    <style:style style:name="P2" style:family="paragraph" style:parent-style-name="Heading_20_1">
      <style:paragraph-properties fo:text-align="center" style:justify-single-word="false"/>
    </style:style>
    <style:style style:name="P3" style:family="paragraph" style:parent-style-name="Standard">
      <style:paragraph-properties fo:text-align="center" style:justify-single-word="false"/>
      <style:text-properties fo:font-size="13pt" style:font-size-asian="13pt" style:font-size-complex="13pt"/>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Standard">
      <style:paragraph-properties fo:text-align="start" style:justify-single-word="false"/>
    </style:style>
    <style:style style:name="P9" style:family="paragraph" style:parent-style-name="Heading_20_2">
      <style:paragraph-properties fo:break-before="page"/>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tyle="normal" style:font-style-asian="normal" style:font-style-complex="normal"/>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2">
      <style:paragraph-properties fo:text-align="justify" style:justify-single-word="false"/>
      <style:text-properties fo:font-style="normal" style:font-style-asian="normal" style:font-style-complex="normal"/>
    </style:style>
    <style:style style:name="P14" style:family="paragraph" style:parent-style-name="Standard" style:list-style-name="L3">
      <style:paragraph-properties fo:text-align="justify" style:justify-single-word="false"/>
      <style:text-properties fo:font-style="normal" style:font-style-asian="normal" style:font-style-complex="normal"/>
    </style:style>
    <style:style style:name="P15" style:family="paragraph" style:parent-style-name="Standard">
      <style:paragraph-properties fo:text-align="justify" style:justify-single-word="false"/>
      <style:text-properties fo:font-style="italic" style:font-style-asian="italic" style:font-style-complex="italic"/>
    </style:style>
    <style:style style:name="P16" style:family="paragraph" style:parent-style-name="Standard" style:list-style-name="L4">
      <style:paragraph-properties fo:text-align="justify" style:justify-single-word="false"/>
      <style:text-properties fo:font-style="normal" style:font-style-asian="normal" style:font-style-complex="normal"/>
    </style:style>
    <style:style style:name="P17" style:family="paragraph" style:parent-style-name="Heading_20_3">
      <style:paragraph-properties fo:break-before="page"/>
    </style:style>
    <style:style style:name="P18" style:family="paragraph" style:parent-style-name="Text_20_body">
      <style:paragraph-properties fo:text-align="justify" style:justify-single-word="false"/>
    </style:style>
    <style:style style:name="P19" style:family="paragraph" style:parent-style-name="Text_20_body" style:list-style-name="L5">
      <style:paragraph-properties fo:text-align="justify" style:justify-single-word="false"/>
    </style:style>
    <style:style style:name="P20" style:family="paragraph" style:parent-style-name="Text_20_body" style:list-style-name="L6">
      <style:paragraph-properties fo:text-align="justify" style:justify-single-word="false"/>
    </style:style>
    <style:style style:name="P21" style:family="paragraph">
      <style:text-properties style:font-name="Courier New"/>
    </style:style>
    <style:style style:name="P22" style:family="paragraph" style:parent-style-name="Text_20_body">
      <style:paragraph-properties fo:margin-left="2cm" fo:margin-right="0cm" fo:text-align="justify" style:justify-single-word="false" fo:text-indent="0cm" style:auto-text-indent="false"/>
    </style:style>
    <style:style style:name="P23" style:family="paragraph" style:parent-style-name="Text_20_body" style:list-style-name="L7">
      <style:paragraph-properties fo:text-align="justify" style:justify-single-word="false"/>
    </style:style>
    <style:style style:name="P24" style:family="paragraph" style:parent-style-name="Text_20_body"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style:font-name="Courier New"/>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3">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4">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5">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6">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bullet text:level="2" text:style-name="Bullet_20_Symbols" text:bullet-char="➔">
        <style:list-level-properties text:space-before="1.27cm" text:min-label-width="0.635cm"/>
        <style:text-properties style:font-name="StarSymbol"/>
      </text:list-level-style-bullet>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7">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text:list-style style:name="L8">
      <text:list-level-style-image text:level="1" xlink:href="Pictures/100002000000000A0000000ADDA84F49.gif" xlink:type="simple" xlink:show="embed" xlink:actuate="onLoad">
        <style:list-level-properties text:space-before="0.635cm" text:min-label-width="0.635cm" style:vertical-pos="middle" style:vertical-rel="line" fo:width="0.265cm" fo:height="0.265cm"/>
      </text:list-level-style-image>
      <text:list-level-style-image text:level="2" xlink:href="Pictures/100002000000000A0000000ADDA84F49.gif" xlink:type="simple" xlink:show="embed" xlink:actuate="onLoad">
        <style:list-level-properties text:space-before="1.27cm" text:min-label-width="0.635cm" style:vertical-pos="middle" style:vertical-rel="line" fo:width="0.265cm" fo:height="0.265cm"/>
      </text:list-level-style-image>
      <text:list-level-style-image text:level="3" xlink:href="Pictures/100002000000000A0000000ADDA84F49.gif" xlink:type="simple" xlink:show="embed" xlink:actuate="onLoad">
        <style:list-level-properties text:space-before="1.905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2.54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3.175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4.445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715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6.35cm" text:min-label-width="0.635cm" style:vertical-pos="middle" style:vertical-rel="line" fo:width="0.265cm" fo:height="0.265cm"/>
      </text:list-level-style-image>
    </text:list-style>
    <style:style style:name="gr1" style:family="graphic">
      <style:graphic-properties draw:fill="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Department of Electronics, Microelectronics, Computer and Intelligent Systems</text:p>
      <text:p text:style-name="P1">Faculty of electrical engineering and computing</text:p>
      <text:p text:style-name="P1">University of Zagre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 text:outline-level="1">VHDLLAB DOCUMENTATION</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Zagreb, 2007.</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VHDLLAB DOCUMENTATION<text:tab/>1</text:p>
          <text:p text:style-name="P6">1) Installation<text:tab/>3</text:p>
          <text:p text:style-name="P7">a) Get JRE<text:tab/>3</text:p>
          <text:p text:style-name="P7">b) Copy '.java.policy'<text:tab/>4</text:p>
          <text:p text:style-name="P6">2) Extra information<text:tab/>5</text:p>
          <text:p text:style-name="P7">a) Platform dependence<text:tab/>5</text:p>
          <text:p text:style-name="P7">b) Browser dependence<text:tab/>5</text:p>
        </text:index-body>
      </text:table-of-content>
      <text:p text:style-name="P8"/>
      <text:h text:style-name="P9" text:outline-level="2">1) Installation</text:h>
      <text:p text:style-name="Text_20_body"/>
      <text:h text:style-name="Heading_20_3" text:outline-level="3" text:is-list-header="true">a) Get JRE</text:h>
      <text:p text:style-name="P8"/>
      <text:p text:style-name="P10">Since VHDLLab application is written in Java, the first thing to do is to install <text:span text:style-name="T1">Java Runtime Environment (JRE)</text:span><text:span text:style-name="T2">! You can get JRE by visiting </text:span><text:a xlink:type="simple" xlink:href="http://java.sun.com/javase/downloads/index.jsp"><text:span text:style-name="T3">JRE download</text:span></text:a><text:span text:style-name="T2"> site over at </text:span><text:a xlink:type="simple" xlink:href="http://java.sun.com/"><text:span text:style-name="T3">java.sun.com</text:span></text:a><text:span text:style-name="T2">.</text:span></text:p>
      <text:p text:style-name="P11"/>
      <text:list text:style-name="L2">
        <text:list-item>
          <text:p text:style-name="P12"><text:span text:style-name="T2">Scroll down to where it says </text:span><text:span text:style-name="T1">Java Runtime Environment (JRE)</text:span><text:span text:style-name="T2"> and click on </text:span><text:span text:style-name="T1">download</text:span><text:span text:style-name="T2"> button (there is no need to download </text:span><text:span text:style-name="T1">Java SE Development KIT (JDK)</text:span><text:span text:style-name="T2"> since that package is developer edition and is not needed by common user). JRE version 5 and above are exceptable to download.</text:span></text:p>
          <text:p text:style-name="P13"/>
        </text:list-item>
      </text:list>
      <text:p text:style-name="P11"><draw:frame draw:style-name="fr1" draw:name="Frame1" text:anchor-type="paragraph" svg:width="15.85cm" draw:z-index="0"><draw:text-box fo:min-height="2.542cm"><text:p text:style-name="Illustration"><draw:frame draw:style-name="fr2" draw:name="graphics1" text:anchor-type="paragraph" svg:x="0.004cm" svg:y="0.002cm" svg:width="15.85cm" style:rel-width="100%" svg:height="2.542cm" style:rel-height="scale" draw:z-index="1"><draw:image xlink:href="Pictures/2000000700003DEA000009EDAFF72A48.svm" xlink:type="simple" xlink:show="embed" xlink:actuate="onLoad"/></draw:frame>Illustration <text:sequence text:ref-name="refIllustration0" text:name="Illustration" text:formula="ooow:Illustration+1" style:num-format="1">1</text:sequence>: Current release of Java Runtime Environment is JRE 6</text:p></draw:text-box></draw:frame></text:p>
      <text:list text:style-name="L3">
        <text:list-item>
          <text:p text:style-name="P14">Review License Agreement and click on <text:span text:style-name="T1">Accept</text:span> button as shown in <text:span text:style-name="T1">Illustration 2</text:span>.</text:p>
          <text:p text:style-name="P14"><draw:frame draw:style-name="fr3" draw:name="Frame2" text:anchor-type="paragraph" svg:x="0.667cm" svg:y="0cm" svg:width="11.271cm" draw:z-index="2"><draw:text-box fo:min-height="1.508cm"><text:p text:style-name="Illustration"><draw:frame draw:style-name="fr2" draw:name="graphics2" text:anchor-type="paragraph" svg:x="0.004cm" svg:y="0.002cm" svg:width="11.271cm" style:rel-width="100%" svg:height="1.508cm" style:rel-height="scale" draw:z-index="3"><draw:image xlink:href="Pictures/2000000700002C08000005E53E125B9E.svm" xlink:type="simple" xlink:show="embed" xlink:actuate="onLoad"/></draw:frame>Illustration <text:sequence text:ref-name="refIllustration1" text:name="Illustration" text:formula="ooow:Illustration+1" style:num-format="1">2</text:sequence>: Accept Licence Agreement</text:p></draw:text-box></draw:frame></text:p>
        </text:list-item>
        <text:list-item>
          <text:p text:style-name="P14">Next select a platform and click on a <text:span text:style-name="T1">Download selected with Sun Download Manager</text:span> button as shown in <text:span text:style-name="T1">Illustration 3.</text:span></text:p>
        </text:list-item>
      </text:list>
      <text:p text:style-name="P15"><draw:frame draw:style-name="fr4" draw:name="Frame3" text:anchor-type="paragraph" svg:x="1.182cm" svg:y="0.053cm" svg:width="8.65cm" draw:z-index="4"><draw:text-box fo:min-height="4.023cm"><text:p text:style-name="Illustration"><draw:frame draw:style-name="fr2" draw:name="graphics4" text:anchor-type="paragraph" svg:x="0.004cm" svg:y="0.002cm" svg:width="8.65cm" style:rel-width="100%" svg:height="4.023cm" style:rel-height="scale" draw:z-index="5"><draw:image xlink:href="Pictures/20000007000021CD00000FB77FB56065.svm" xlink:type="simple" xlink:show="embed" xlink:actuate="onLoad"/></draw:frame>Illustration <text:sequence text:ref-name="refIllustration2" text:name="Illustration" text:formula="ooow:Illustration+1" style:num-format="1">3</text:sequence>: Select a platform and click on a Download button</text:p></draw:text-box></draw:frame></text:p>
      <text:list text:style-name="L4">
        <text:list-item>
          <text:p text:style-name="P16">Now you've downloaded JRE you need to install it. If you have any problems downloading and/or installing JRE see <text:a xlink:type="simple" xlink:href="http://www.sun.com/download/faq.xml">Sun FAQ center</text:a>.</text:p>
        </text:list-item>
      </text:list>
      <text:p text:style-name="P11"/>
      <text:h text:style-name="P17" text:outline-level="3" text:is-list-header="true">b) Copy '.java.policy'</text:h>
      <text:p text:style-name="P18">Next you need to download '<text:span text:style-name="T4">.java.policy</text:span>' file and place it in your home directory. You can download '.java.policy' file from <text:a xlink:type="simple" xlink:href="http://aule.zemris.fer.hr:8080/vhdllab/.java.policy">aule server</text:a>. If you already have a file named '.java.policy' in your home directory then simply copy contents of downloaded '.java.policy' and paste them in your existing policy file. This policy file will grant necessary permission to read "<text:span text:style-name="T1">org.apache.commons.logging.LogFactory.HashtableImpl</text:span>" system property.</text:p>
      <text:p text:style-name="P18"/>
      <text:p text:style-name="P18">If you dont know how to copy policy file to your home directory or dont even know where your home directory is, read the following.</text:p>
      <text:list text:style-name="L5">
        <text:list-item>
          <text:p text:style-name="P19">Open '<text:a xlink:type="simple" xlink:href="http://aule.zemris.fer.hr:8080/vhdllab/.java.policy">.java.policy</text:a>' file in your browser</text:p>
        </text:list-item>
        <text:list-item>
          <text:p text:style-name="P19">Select all text, right click and click on Copy button as shown in Illustration 4</text:p>
        </text:list-item>
      </text:list>
      <text:p text:style-name="P18"><draw:frame draw:style-name="fr3" draw:name="Frame4" text:anchor-type="paragraph" svg:x="0.614cm" svg:y="0.212cm" svg:width="11.008cm" draw:z-index="6"><draw:text-box fo:min-height="2.09cm"><text:p text:style-name="Illustration"><draw:frame draw:style-name="fr2" draw:name="graphics3" text:anchor-type="paragraph" svg:x="0.004cm" svg:y="0.002cm" svg:width="11.008cm" style:rel-width="100%" svg:height="2.09cm" style:rel-height="scale" draw:z-index="7"><draw:image xlink:href="Pictures/2000000700002B000000082BCB65F05B.svm" xlink:type="simple" xlink:show="embed" xlink:actuate="onLoad"/></draw:frame>Illustration <text:sequence text:ref-name="refIllustration3" text:name="Illustration" text:formula="ooow:Illustration+1" style:num-format="1">4</text:sequence>: Copy button in Firefox browser</text:p></draw:text-box></draw:frame></text:p>
      <text:list text:style-name="L6">
        <text:list-item>
          <text:p text:style-name="P20">Now you need to go to your home directory which depends on your operating system</text:p>
          <text:list>
            <text:list-item>
              <text:p text:style-name="P20">if youre running Windows then your home directory is located on a partition you installed your Windows operating system, followed by directory “Documents and Settings” and finaly in a directory whose name matches a name of currently logged in user. The quickest way to find out your user name is to click on a <text:span text:style-name="T1">Start</text:span> button and one menu should be “<text:span text:style-name="T2">Log Off</text:span><text:span text:style-name="T1"> your_user_name</text:span><text:span text:style-name="T2">...</text:span>”. To summarize, your path to home directory is most likey the following:</text:p>
            </text:list-item>
          </text:list>
        </text:list-item>
      </text:list>
      <text:p text:style-name="P18"><draw:frame text:anchor-type="paragraph" draw:z-index="8" draw:style-name="gr1" draw:text-style-name="P21" svg:width="11.219cm" svg:height="0.479cm" svg:x="1.919cm" svg:y="0.369cm"><draw:text-box><text:p><text:span text:style-name="T5">C:\Documents And Settings\your_user_name</text:span></text:p></draw:text-box></draw:frame></text:p>
      <text:p text:style-name="P18"/>
      <text:p text:style-name="P22">So, now that you know your home directory</text:p>
      <text:h text:style-name="P9" text:outline-level="2">2) Extra information</text:h>
      <text:p text:style-name="Text_20_body"/>
      <text:h text:style-name="Heading_20_3" text:outline-level="3" text:is-list-header="true">a) Platform dependence</text:h>
      <text:p text:style-name="P18">Since VHDLLab is written in Java it is platform independent and therefor it will run on any OS platform supported by Java. Currently Java supports these platforms:</text:p>
      <text:list text:style-name="L7">
        <text:list-item>
          <text:p text:style-name="P23">Windows x86 (most common platform for home user)</text:p>
        </text:list-item>
        <text:list-item>
          <text:p text:style-name="P23">Windows x64</text:p>
        </text:list-item>
        <text:list-item>
          <text:p text:style-name="P23">Linux x86 (any distribution)</text:p>
        </text:list-item>
        <text:list-item>
          <text:p text:style-name="P23">Linux x64 (any distribution)</text:p>
        </text:list-item>
        <text:list-item>
          <text:p text:style-name="P23">Solaris x86</text:p>
        </text:list-item>
        <text:list-item>
          <text:p text:style-name="P23">Solaris x64</text:p>
        </text:list-item>
        <text:list-item>
          <text:p text:style-name="P23">Solaris SPARC</text:p>
        </text:list-item>
      </text:list>
      <text:p text:style-name="P18"/>
      <text:h text:style-name="Heading_20_3" text:outline-level="3" text:is-list-header="true">b) Browser dependence</text:h>
      <text:p text:style-name="Text_20_body">VHDLLab has been tested and runs with no known problems on following browsers:</text:p>
      <text:list text:style-name="L8">
        <text:list-item>
          <text:p text:style-name="P24">Firefox (version 1.5 and above)</text:p>
        </text:list-item>
        <text:list-item>
          <text:p text:style-name="P24">Opera (version 9 and above)</text:p>
        </text:list-item>
      </text:list>
      <text:p text:style-name="Text_20_body"/>
      <text:p text:style-name="P18">Note that VHDLLab will not run on any version of Microsoft Internet Explorer because IE requires some special (not standardized) piece of code only known to Microsoft in order to properly run Java appl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7-03-05T23:28:39</meta:creation-date>
    <dc:creator>Miro</dc:creator>
    <dc:date>2007-03-06T01:47:00</dc:date>
    <dc:language>en-US</dc:language>
    <meta:editing-cycles>137</meta:editing-cycles>
    <meta:editing-duration>PT1H59M30S</meta:editing-duration>
    <meta:user-defined meta:name="Info 1"/>
    <meta:user-defined meta:name="Info 2"/>
    <meta:user-defined meta:name="Info 3"/>
    <meta:user-defined meta:name="Info 4"/>
    <meta:document-statistic meta:table-count="0" meta:image-count="4" meta:object-count="0" meta:page-count="5" meta:paragraph-count="47" meta:word-count="548" meta:character-count="3353"/>
  </office:meta>
</office:document-meta>
</file>